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4000000030097C6BA64.jp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ebdings" svg:font-family="Webdings"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automatic-styles>
    <style:style style:name="Tableau5" style:family="table">
      <style:table-properties style:width="17.997cm" table:align="margins" style:writing-mode="lr-tb"/>
    </style:style>
    <style:style style:name="Tableau5.A" style:family="table-column">
      <style:table-column-properties style:column-width="9.021cm" style:rel-column-width="32851*"/>
    </style:style>
    <style:style style:name="Tableau5.B" style:family="table-column">
      <style:table-column-properties style:column-width="8.976cm" style:rel-column-width="32684*"/>
    </style:style>
    <style:style style:name="Tableau5.A1" style:family="table-cell">
      <style:table-cell-properties fo:padding="0.097cm" fo:border-left="0.05pt solid #000000" fo:border-right="none" fo:border-top="0.05pt solid #000000" fo:border-bottom="0.05pt solid #000000"/>
    </style:style>
    <style:style style:name="Tableau5.B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B2" style:family="table-cell">
      <style:table-cell-properties fo:padding="0.097cm" fo:border-left="0.05pt solid #000000" fo:border-right="0.05pt solid #000000" fo:border-top="none" fo:border-bottom="0.05pt solid #000000"/>
    </style:style>
    <style:style style:name="Tableau6" style:family="table">
      <style:table-properties style:width="17.997cm" table:align="margins" style:writing-mode="lr-tb"/>
    </style:style>
    <style:style style:name="Tableau6.A" style:family="table-column">
      <style:table-column-properties style:column-width="8.998cm" style:rel-column-width="32767*"/>
    </style:style>
    <style:style style:name="Tableau6.B" style:family="table-column">
      <style:table-column-properties style:column-width="8.999cm" style:rel-column-width="32768*"/>
    </style:style>
    <style:style style:name="Tableau6.A1" style:family="table-cell">
      <style:table-cell-properties fo:padding="0.097cm" fo:border-left="0.05pt solid #000000" fo:border-right="none" fo:border-top="0.05pt solid #000000" fo:border-bottom="0.05pt solid #000000"/>
    </style:style>
    <style:style style:name="Tableau6.B1" style:family="table-cell">
      <style:table-cell-properties fo:padding="0.097cm" fo:border="0.05pt solid #000000"/>
    </style:style>
    <style:style style:name="P1" style:family="paragraph" style:parent-style-name="Header">
      <style:text-properties fo:font-size="14pt" fo:font-weight="bold" style:font-size-asian="14pt" style:font-weight-asian="bold"/>
    </style:style>
    <style:style style:name="P2" style:family="paragraph" style:parent-style-name="Header">
      <style:paragraph-properties fo:text-align="center" style:justify-single-word="false"/>
      <style:text-properties fo:font-size="14pt" fo:font-weight="bold" style:font-size-asian="14pt" style:font-weight-asian="bold"/>
    </style:style>
    <style:style style:name="P3" style:family="paragraph" style:parent-style-name="Header">
      <style:paragraph-properties>
        <style:tab-stops/>
      </style:paragraph-properties>
      <style:text-properties fo:font-size="12pt" style:font-size-asian="12pt" style:font-size-complex="12pt"/>
    </style:style>
    <style:style style:name="P4" style:family="paragraph" style:parent-style-name="Footer">
      <style:paragraph-properties fo:padding="0.049cm" fo:border="0.51pt solid #000000" style:shadow="none"/>
    </style:style>
    <style:style style:name="P5" style:family="paragraph" style:parent-style-name="Standard">
      <style:text-properties fo:font-size="14pt" style:text-underline-style="solid" style:text-underline-width="auto" style:text-underline-color="font-color" fo:font-weight="bold" style:font-size-asian="14pt" style:font-weight-asian="bold"/>
    </style:style>
    <style:style style:name="P6" style:family="paragraph" style:parent-style-name="Standard">
      <style:paragraph-properties fo:text-align="justify" style:justify-single-word="false"/>
      <style:text-properties fo:font-size="12pt" style:text-underline-style="none"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norm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fo:color="#dc2300" fo:font-size="12pt" style:text-underline-style="none" fo:font-weight="bold" style:font-size-asian="12pt" style:font-weight-asian="bold" style:font-size-complex="12pt" style:font-weight-complex="bold"/>
    </style:style>
    <style:style style:name="P9" style:family="paragraph" style:parent-style-name="Standard">
      <style:paragraph-properties fo:padding-left="0.141cm" fo:padding-right="0.141cm" fo:padding-top="0.035cm" fo:padding-bottom="0.035cm" fo:border="0.06pt solid #000000"/>
      <style:text-properties fo:font-style="italic" fo:font-weight="bold" style:font-style-asian="italic" style:font-weight-asian="bold"/>
    </style:style>
    <style:style style:name="P10" style:family="paragraph" style:parent-style-name="Standard">
      <style:paragraph-properties fo:padding-left="0.141cm" fo:padding-right="0.141cm" fo:padding-top="0.035cm" fo:padding-bottom="0.035cm" fo:border="0.06pt solid #000000"/>
      <style:text-properties fo:font-style="italic" style:font-style-asian="italic"/>
    </style:style>
    <style:style style:name="P11" style:family="paragraph" style:parent-style-name="Standard">
      <style:paragraph-properties fo:margin-left="0cm" fo:margin-right="0cm" fo:text-indent="0cm" style:auto-text-indent="false"/>
      <style:text-properties fo:font-style="italic" style:font-style-asian="italic"/>
    </style:style>
    <style:style style:name="P12" style:family="paragraph" style:parent-style-name="Standard">
      <style:paragraph-properties fo:margin-top="0cm" fo:margin-bottom="0.212cm" style:contextual-spacing="false" fo:text-align="justify" style:justify-single-word="false"/>
      <style:text-properties fo:font-size="12pt" style:font-size-asian="12pt" style:font-size-complex="12pt"/>
    </style:style>
    <style:style style:name="P13" style:family="paragraph" style:parent-style-name="Standard">
      <style:paragraph-properties fo:margin-top="0cm" fo:margin-bottom="0.212cm" style:contextual-spacing="false" fo:text-align="justify" style:justify-single-word="false"/>
    </style:style>
    <style:style style:name="P14" style:family="paragraph" style:parent-style-name="Table_20_Contents">
      <style:paragraph-properties fo:text-align="justify" style:justify-single-word="false"/>
    </style:style>
    <style:style style:name="P15" style:family="paragraph" style:parent-style-name="Table_20_Contents">
      <style:paragraph-properties fo:text-align="start" style:justify-single-word="false"/>
      <style:text-properties style:text-underline-style="solid" style:text-underline-width="auto" style:text-underline-color="font-color" fo:font-weight="bold" style:font-weight-asian="bold" style:font-weight-complex="bold"/>
    </style:style>
    <style:style style:name="P16" style:family="paragraph" style:parent-style-name="Table_20_Contents">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17" style:family="paragraph" style:parent-style-name="Table_20_Contents">
      <style:paragraph-properties fo:text-align="start" style:justify-single-word="false"/>
    </style:style>
    <style:style style:name="P18" style:family="paragraph" style:parent-style-name="Table_20_Contents">
      <style:paragraph-properties fo:text-align="justify" style:justify-single-word="false"/>
      <style:text-properties fo:font-size="12pt" style:font-size-asian="12pt" style:font-size-complex="12pt"/>
    </style:style>
    <style:style style:name="P19" style:family="paragraph" style:parent-style-name="Table_20_Contents">
      <style:paragraph-properties fo:text-align="start" style:justify-single-word="false"/>
      <style:text-properties style:text-underline-style="none" fo:font-weight="normal" style:font-weight-asian="normal" style:font-weight-complex="normal"/>
    </style:style>
    <style:style style:name="P20" style:family="paragraph" style:parent-style-name="Table_20_Contents">
      <style:paragraph-properties fo:text-align="justify" style:justify-single-word="false"/>
      <style:text-properties fo:color="#0000ff" fo:font-style="italic" style:font-style-asian="italic" style:font-style-complex="italic"/>
    </style:style>
    <style:style style:name="P21" style:family="paragraph" style:parent-style-name="Standard" style:master-page-name="Standard">
      <style:paragraph-properties style:page-number="auto"/>
      <style:text-properties fo:font-style="italic" fo:font-weight="bold" style:font-style-asian="italic" style:font-weight-asian="bold"/>
    </style:style>
    <style:style style:name="P22" style:family="paragraph" style:parent-style-name="Standard" style:list-style-name="WW8Num1">
      <style:paragraph-properties fo:margin-left="0cm" fo:margin-right="0cm" fo:text-indent="0cm" style:auto-text-indent="false" fo:padding-left="0.141cm" fo:padding-right="0.141cm" fo:padding-top="0.035cm" fo:padding-bottom="0.035cm" fo:border="0.06pt solid #000000"/>
      <style:text-properties fo:font-style="italic" style:font-style-asian="italic"/>
    </style:style>
    <style:style style:name="P23" style:family="paragraph" style:parent-style-name="Standard" style:list-style-name="WW8Num1">
      <style:paragraph-properties fo:margin-left="0cm" fo:margin-right="0cm" fo:text-indent="0cm" style:auto-text-indent="false">
        <style:tab-stops/>
      </style:paragraph-properties>
    </style:style>
    <style:style style:name="P24" style:family="paragraph" style:parent-style-name="Table_20_Contents">
      <style:paragraph-properties fo:text-align="justify" style:justify-single-word="false"/>
      <style:text-properties officeooo:paragraph-rsid="0002aeb8"/>
    </style:style>
    <style:style style:name="P25" style:family="paragraph" style:parent-style-name="Table_20_Contents">
      <style:paragraph-properties fo:text-align="justify" style:justify-single-word="false"/>
      <style:text-properties officeooo:paragraph-rsid="0003ccec"/>
    </style:style>
    <style:style style:name="T1" style:family="text">
      <style:text-properties fo:font-size="10pt" style:font-size-asian="10pt"/>
    </style:style>
    <style:style style:name="T2" style:family="text">
      <style:text-properties fo:font-size="10pt" style:font-size-asian="10pt" style:language-asian="fr" style:country-asian="FR"/>
    </style:style>
    <style:style style:name="T3" style:family="text">
      <style:text-properties fo:font-style="italic" fo:font-weight="bold" style:font-style-asian="italic" style:font-weight-asian="bold"/>
    </style:style>
    <style:style style:name="T4" style:family="text">
      <style:text-properties style:font-name="Webdings" fo:font-size="16pt" fo:font-style="italic" fo:font-weight="bold" style:font-size-asian="16pt" style:font-style-asian="italic" style:font-weight-asian="bold"/>
    </style:style>
    <style:style style:name="T5" style:family="text">
      <style:text-properties fo:color="#ff3333" fo:font-weight="bold" style:font-weight-asian="bold" style:font-weight-complex="bold"/>
    </style:style>
    <style:style style:name="T6" style:family="text">
      <style:text-properties officeooo:rsid="0002aeb8"/>
    </style:style>
    <style:style style:name="T7" style:family="text">
      <style:text-properties officeooo:rsid="0003ccec"/>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
      <text:p text:style-name="P9">Objectifs : </text:p>
      <text:p text:style-name="P10">Valider le bon fonctionnement de la commande des moteurs </text:p>
      <text:p text:style-name="P10"/>
      <text:p text:style-name="P9">Compétences visées :</text:p>
      <text:list xml:id="list8451638076659938900" text:style-name="WW8Num1">
        <text:list-item>
          <text:p text:style-name="P22">T1 : Effectuer des tests en conformité avec une procédure établie sur un équipement ou un produit</text:p>
        </text:list-item>
        <text:list-item>
          <text:p text:style-name="P22">M1 : Installer et configurer un nouvel équipement ou produit</text:p>
        </text:list-item>
        <text:list-item>
          <text:p text:style-name="P22">M2 : Valider le bon fonctionnement de l’équipement ou produit</text:p>
        </text:list-item>
      </text:list>
      <text:p text:style-name="P10"/>
      <text:p text:style-name="P9">Matériels et documents à disposition :</text:p>
      <text:list xml:id="list31524278" text:continue-list="list8451638076659938900" text:style-name="WW8Num1">
        <text:list-item text:start-value="1">
          <text:p text:style-name="P22">Les documents généraux du système</text:p>
        </text:list-item>
        <text:list-item>
          <text:p text:style-name="P22">Les documents de présentation pour l'application caravaning </text:p>
        </text:list-item>
        <text:list-item>
          <text:p text:style-name="P22">Guide d'installation de l'équipement (ALDEN)</text:p>
        </text:list-item>
        <text:list-item>
          <text:p text:style-name="P22">Le panneau solaire monté sur support (avec la motorisation)</text:p>
        </text:list-item>
        <text:list-item>
          <text:p text:style-name="P22">Module électronique de commande ALDEN</text:p>
        </text:list-item>
        <text:list-item>
          <text:p text:style-name="P22">La carte électronique de mesures</text:p>
        </text:list-item>
      </text:list>
      <text:p text:style-name="P11"/>
      <text:p text:style-name="Standard"/>
      <text:p text:style-name="P5">Travail à effectuer :</text:p>
      <text:p text:style-name="P3"/>
      <text:p text:style-name="P12"/>
      <table:table table:name="Tableau5" table:style-name="Tableau5">
        <table:table-column table:style-name="Tableau5.A"/>
        <table:table-column table:style-name="Tableau5.B"/>
        <table:table-row>
          <table:table-cell table:style-name="Tableau5.A1" office:value-type="string">
            <text:p text:style-name="P15">Repérage :</text:p>
            <text:p text:style-name="P19">Identifier les différents éléments de la motorisation : moteur rotation et réducteurs associés, moteur élévation et réducteurs associés, contacts fin de course, butées mécaniques....</text:p>
            <text:p text:style-name="P19">Déterminer les rapports de réduction sur chaque axe en fonction des indications relevées sur les différents éléments mécaniques. <text:s/></text:p>
            <text:p text:style-name="P19"/>
          </table:table-cell>
          <table:table-cell table:style-name="Tableau5.B1" office:value-type="string">
            <text:p text:style-name="P24"><text:span text:style-name="T6">Moteur: RHE158.12.100, </text:span><text:span text:style-name="T7">ratio: 94,37</text:span></text:p>
            <text:p text:style-name="P25"><text:span text:style-name="T7">RHEI </text:span><text:span text:style-name="T6">158.12.</text:span><text:span text:style-name="T7">2</text:span><text:span text:style-name="T6">00, </text:span><text:span text:style-name="T7">ratio: 198,5</text:span></text:p>
            <text:p text:style-name="P24"><text:span text:style-name="T6">Réducteur : SNT RMI28-1/100 code NVRS015130</text:span></text:p>
            <text:p text:style-name="P24"><text:span text:style-name="T6">Palier : STM102802</text:span></text:p>
          </table:table-cell>
        </table:table-row>
        <table:table-row>
          <table:table-cell table:style-name="Tableau5.A2" office:value-type="string">
            <text:p text:style-name="P15">Mise en service : (voir TP01 Mise en service)</text:p>
            <text:p text:style-name="P17">- <text:s text:c="4"/>Effectuer le câblage (en intégrant la carte électronique de mesures entre le pupitre et le câble muni de son connecteur 15 points ) : <text:line-break/><text:line-break/> <text:s text:c="7"/><text:span text:style-name="T3">Attention ! </text:span><text:span text:style-name="T4"></text:span><text:span text:style-name="T3"> - câbler hors tension</text:span> <text:line-break/></text:p>
            <text:list xml:id="list31554280" text:continue-list="list31524278" text:style-name="WW8Num1">
              <text:list-item text:start-value="1">
                <text:p text:style-name="P23">Faire vérifier par le professeur ( partie câblage )</text:p>
              </text:list-item>
            </text:list>
            <text:p text:style-name="P18"/>
          </table:table-cell>
          <table:table-cell table:style-name="Tableau5.B2" office:value-type="string">
            <text:p text:style-name="P14"/>
            <text:p text:style-name="P20">Bien regarder la documentation et le schéma de la carte mesure pour comprendre sur quelles bornes vous pourrez vous brancher pour les différentes mesures demandées.</text:p>
          </table:table-cell>
        </table:table-row>
        <text:soft-page-break/>
        <table:table-row>
          <table:table-cell table:style-name="Tableau5.A2" office:value-type="string">
            <text:p text:style-name="P16">Mesures sur les moteurs:</text:p>
            <text:p text:style-name="P14">En mode manuel </text:p>
            <text:p text:style-name="P14">Mesurer les tensions et courants consommés par le moteur rotation dans les 2 sens. ( <text:span text:style-name="T5">préciser la méthode utilisée, les appareils, calibres <text:s/>etc..) </text:span></text:p>
            <text:p text:style-name="P14">Mesurer les tensions et courants consommés par le moteur élévation dans les 2 sens et pour différentes positions du panneau. Remarque ?</text:p>
            <text:p text:style-name="P14">Comparer ces valeurs aux données constructeurs des moto-reducteurs,</text:p>
            <text:p text:style-name="P14"><text:s text:c="2"/></text:p>
          </table:table-cell>
          <table:table-cell table:style-name="Tableau5.B2" office:value-type="string">
            <text:p text:style-name="P14"/>
            <text:p text:style-name="P20">La mesure de l'image du courant est réalisée en mesurant la tension aux bornes d'une résistance shunt (dont vous relèverez la valeur sur la plaque utilisée), vous en déduirez ensuite la valeur du courant</text:p>
          </table:table-cell>
        </table:table-row>
      </table:table>
      <table:table table:name="Tableau6" table:style-name="Tableau6">
        <table:table-column table:style-name="Tableau6.A"/>
        <table:table-column table:style-name="Tableau6.B"/>
        <table:table-header-rows>
          <table:table-row>
            <table:table-cell table:style-name="Tableau6.A1" office:value-type="string">
              <text:p text:style-name="P16">Mesures des impulsions issues des codeurs <text:s/>:</text:p>
              <text:p text:style-name="P7"/>
              <text:p text:style-name="P7"><text:s/>Les moteurs des 2 axes sont associés à un codeur incrémental délivrant 3 impulsions par tour. </text:p>
              <text:p text:style-name="P8"/>
              <text:p text:style-name="P8"/>
              <text:p text:style-name="P7">Relever les oscillogrammes des tops codeurs pour chaque moteur, mesurer les caractéristiques de ces tops (amplitude, période...)</text:p>
              <text:p text:style-name="P6"/>
              <text:p text:style-name="P6"/>
              <text:p text:style-name="P6">Mesurer par exemple le temps mis pour déplacer le panneau de 90°, en déduire le nombre d'impulsions fournies par le codeur et le nombre de tours effectué par le moteur, retrouver le rapport de réduction du début du TP,</text:p>
              <text:p text:style-name="P6"/>
              <text:p text:style-name="P6">Donner la vitesse de déplacement du panneau en élévation et azimut (en tours par minute).<text:line-break/><text:line-break/></text:p>
              <text:p text:style-name="P6"/>
              <text:p text:style-name="P6"/>
              <text:p text:style-name="P6"/>
              <text:p text:style-name="P6"/>
              <text:p text:style-name="P6"/>
              <text:p text:style-name="P6"/>
              <text:p text:style-name="P6"/>
            </table:table-cell>
            <table:table-cell table:style-name="Tableau6.B1" office:value-type="string">
              <text:p text:style-name="P14"/>
              <text:p text:style-name="P14"/>
              <text:p text:style-name="P20">Voir TD</text:p>
              <text:p text:style-name="P20"/>
              <text:p text:style-name="P20"/>
              <text:p text:style-name="P20">En utilisant la plaque de mesure.</text:p>
            </table:table-cell>
          </table:table-row>
        </table:table-header-rows>
      </table:table>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charset="x-symbol"/>
    <style:font-face style:name="Webdings" svg:font-family="Webdings" style:font-family-generic="roman" style:font-pitch="variable" style:font-charset="x-symbol"/>
    <style:font-face style:name="Tahoma1" svg:font-family="Tahoma"/>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fr" style:country-asian="FR" style:font-size-complex="12pt" style:language-complex="fr" style:country-complex="FR"/>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fr" fo:country="FR" style:font-name-asian="Lucida Sans Unicode" style:font-size-asian="12pt" style:language-asian="fr" style:country-asian="FR" style:font-name-complex="Tahoma" style:font-size-complex="12pt" style:language-complex="fr" style:country-complex="FR"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fo:background-color="transparent" style:shadow="none" style:writing-mode="lr-tb">
        <style:background-image/>
      </style:paragraph-properties>
      <style:text-properties style:use-window-font-color="true" style:font-name="Times New Roman" fo:font-size="12pt" fo:language="fr" fo:country="FR" style:font-name-asian="Times New Roman" style:font-size-asian="12pt" style:font-name-complex="Times New Roman" style:font-size-complex="10pt"/>
    </style:style>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paragraph-properties fo:keep-with-next="always"/>
      <style:text-properties style:text-underline-style="solid" style:text-underline-width="auto" style:text-underline-color="font-color" fo:font-weight="bold" style:font-weight-asian="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name-complex="Tahoma1" style:font-size-complex="10pt" style:font-style-complex="italic"/>
    </style:style>
    <style:style style:name="Index" style:family="paragraph" style:parent-style-name="Standard" style:class="index">
      <style:paragraph-properties text:number-lines="false" text:line-number="0"/>
      <style:text-properties style:font-name-complex="Tahoma1"/>
    </style:style>
    <style:style style:name="Footnote_20_Symbol" style:display-name="Footnote Symbol"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ndnote_20_Symbol" style:display-name="Endnote Symbol" style:family="text"/>
    <style:style style:name="WW-Police_20_par_20_défaut" style:display-name="WW-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bullet-char="-">
        <style:list-level-properties text:min-label-width="0.635cm"/>
        <style:text-properties style:font-name="Star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Zeichenformat"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text:bullet-char="o">
        <style:list-level-properties text:space-before="1.905cm" text:min-label-width="0.635cm"/>
        <style:text-properties fo:font-family="'Courier New'" style:font-family-generic="modern" style:font-pitch="fixed"/>
      </text:list-level-style-bullet>
      <text:list-level-style-bullet text:level="3" text:style-name="Zeichenformat" text:bullet-char="">
        <style:list-level-properties text:space-before="3.175cm" text:min-label-width="0.635cm"/>
        <style:text-properties fo:font-family="Wingdings" style:font-pitch="variable" style:font-charset="x-symbol"/>
      </text:list-level-style-bullet>
      <text:list-level-style-bullet text:level="4" text:style-name="Zeichenformat"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text:bullet-char="o">
        <style:list-level-properties text:space-before="5.715cm" text:min-label-width="0.635cm"/>
        <style:text-properties fo:font-family="'Courier New'" style:font-family-generic="modern" style:font-pitch="fixed"/>
      </text:list-level-style-bullet>
      <text:list-level-style-bullet text:level="6" text:style-name="Zeichenformat" text:bullet-char="">
        <style:list-level-properties text:space-before="6.985cm" text:min-label-width="0.635cm"/>
        <style:text-properties fo:font-family="Wingdings" style:font-pitch="variable" style:font-charset="x-symbol"/>
      </text:list-level-style-bullet>
      <text:list-level-style-bullet text:level="7" text:style-name="Zeichenformat"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text:bullet-char="o">
        <style:list-level-properties text:space-before="9.525cm" text:min-label-width="0.635cm"/>
        <style:text-properties fo:font-family="'Courier New'" style:font-family-generic="modern" style:font-pitch="fixed"/>
      </text:list-level-style-bullet>
      <text:list-level-style-bullet text:level="9" text:style-name="Zeichenformat" text:bullet-char="">
        <style:list-level-properties text:space-before="10.795cm" text:min-label-width="0.635cm"/>
        <style:text-properties fo:font-family="Wingdings" style:font-pitch="variable" style:font-charset="x-symbol"/>
      </text:list-level-style-bullet>
      <text:list-level-style-number text:level="10" style:num-suffix="." style:num-format="1">
        <style:list-level-properties text:space-before="6.35cm" text:min-label-width="0.635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Tableau3" style:family="table">
      <style:table-properties style:width="17.997cm" table:align="margins" style:writing-mode="lr-tb"/>
    </style:style>
    <style:style style:name="Tableau3.A" style:family="table-column">
      <style:table-column-properties style:column-width="13.974cm" style:rel-column-width="50882*"/>
    </style:style>
    <style:style style:name="Tableau3.B" style:family="table-column">
      <style:table-column-properties style:column-width="4.023cm" style:rel-column-width="14653*"/>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MP1" style:family="paragraph" style:parent-style-name="Header">
      <style:paragraph-properties fo:text-align="center" style:justify-single-word="false"/>
      <style:text-properties fo:font-size="14pt" fo:font-weight="bold" style:font-size-asian="14pt" style:font-weight-asian="bold"/>
    </style:style>
    <style:style style:name="MP2" style:family="paragraph" style:parent-style-name="Header">
      <style:text-properties fo:font-size="14pt" fo:font-weight="bold" style:font-size-asian="14pt" style:font-weight-asian="bold"/>
    </style:style>
    <style:style style:name="MP3" style:family="paragraph" style:parent-style-name="Footer">
      <style:paragraph-properties fo:padding="0.049cm" fo:border="0.51pt solid #000000" style:shadow="none"/>
    </style:style>
    <style:style style:name="MT1" style:family="text">
      <style:text-properties fo:font-size="10pt" style:font-size-asian="10pt" style:language-asian="fr" style:country-asian="FR"/>
    </style:style>
    <style:style style:name="MT2" style:family="text">
      <style:text-properties fo:font-size="10pt" style:font-size-asian="10pt"/>
    </style:style>
    <style:style style:name="M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801cm" fo:margin-bottom="1.801cm" fo:margin-left="1.501cm" fo:margin-right="1.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dynamic-spacing="true"/>
      </style:header-style>
      <style:footer-style>
        <style:header-footer-properties fo:min-height="0.499cm" fo:margin-left="0cm" fo:margin-right="0cm" fo:margin-top="0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eau3" table:style-name="Tableau3">
          <table:table-column table:style-name="Tableau3.A"/>
          <table:table-column table:style-name="Tableau3.B"/>
          <table:table-header-rows>
            <table:table-row>
              <table:table-cell table:style-name="Tableau3.A1" office:value-type="string">
                <text:p text:style-name="MP1">SYSTEME – Source d'énergie autonome -</text:p>
                <text:p text:style-name="MP1">Application: « caravaning »</text:p>
                <text:p text:style-name="MP1">Valider le fonctionnement des moteurs</text:p>
              </table:table-cell>
              <table:table-cell table:style-name="Tableau3.B1" office:value-type="string">
                <text:p text:style-name="Table_20_Contents"><draw:frame draw:style-name="Mfr1" draw:name="Image1" text:anchor-type="paragraph" svg:width="2.494cm" svg:height="1.513cm" draw:z-index="1"><draw:image xlink:href="Pictures/10000000000004000000030097C6BA64.jpg" xlink:type="simple" xlink:show="embed" xlink:actuate="onLoad"/></draw:frame></text:p>
              </table:table-cell>
            </table:table-row>
          </table:table-header-rows>
        </table:table>
        <text:p text:style-name="MP2"/>
      </style:header>
      <style:footer>
        <text:p text:style-name="MP3"><text:span text:style-name="MT1"><text:file-name text:display="name-and-extension">TP02_ver_2014_commande_moteurs_ALDEN_v2.odt</text:file-name></text:span><text:span text:style-name="MT2"><text:tab/><text:tab/> <text:s/></text:span><text:span text:style-name="MT1"><text:tab/>- </text:span><text:span text:style-name="MT1"><text:page-number text:select-page="current">2</text:page-number></text:span><text:span text:style-name="MT1">/</text:span><text:span text:style-name="MT1"><text:page-count>2</text:page-count></text:span><text:span text:style-name="MT1"> -</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0.4.2$Windows_x86 LibreOffice_project/9e9821abd0ffdbc09cd8c52eaa574fa09eb08f2</meta:generator>
    <meta:initial-creator>anne marie</meta:initial-creator>
    <meta:creation-date>2004-11-27T20:27:00</meta:creation-date>
    <dc:date>2015-12-08T11:37:12.48</dc:date>
    <meta:print-date>2013-03-18T12:50:55.58</meta:print-date>
    <dc:language>fr-FR</dc:language>
    <meta:editing-cycles>46</meta:editing-cycles>
    <meta:editing-duration>PT9H41M15S</meta:editing-duration>
    <meta:document-statistic meta:table-count="3" meta:image-count="1" meta:object-count="0" meta:page-count="2" meta:paragraph-count="43" meta:word-count="457" meta:character-count="2900" meta:non-whitespace-character-count="2459"/>
    <meta:user-defined meta:name="Info 1"/>
    <meta:user-defined meta:name="Info 2"/>
    <meta:user-defined meta:name="Info 3"/>
    <meta:user-defined meta:name="Info 4"/>
  </office:meta>
</office:document-meta>
</file>